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963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estaurant1000_2000.coom</text:p>
          </table:table-cell>
          <table:table-cell office:value-type="float" office:value="63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estaurant1000_4000.coom</text:p>
          </table:table-cell>
          <table:table-cell office:value-type="float" office:value="63.8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estaurant1000_6000.coom</text:p>
          </table:table-cell>
          <table:table-cell office:value-type="float" office:value="63.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estaurant100_200.coom</text:p>
          </table:table-cell>
          <table:table-cell office:value-type="float" office:value="3.7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estaurant100_400.coom</text:p>
          </table:table-cell>
          <table:table-cell office:value-type="float" office:value="3.9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estaurant100_600.coom</text:p>
          </table:table-cell>
          <table:table-cell office:value-type="float" office:value="4.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6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estaurant1500_3000.coom</text:p>
          </table:table-cell>
          <table:table-cell office:value-type="float" office:value="150.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estaurant1500_6000.coom</text:p>
          </table:table-cell>
          <table:table-cell office:value-type="float" office:value="156.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estaurant1500_9000.coom</text:p>
          </table:table-cell>
          <table:table-cell office:value-type="float" office:value="151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estaurant2000_12000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estaurant2000_4000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estaurant2000_8000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estaurant500_1000.coom</text:p>
          </table:table-cell>
          <table:table-cell office:value-type="float" office:value="18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4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estaurant500_2000.coom</text:p>
          </table:table-cell>
          <table:table-cell office:value-type="float" office:value="18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.5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estaurant500_3000.coom</text:p>
          </table:table-cell>
          <table:table-cell office:value-type="float" office:value="18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2.6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